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661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wrap-option="wrap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wrap-option="wrap" style:vertical-align="top"/>
    </style:style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number-columns-repeated="4" table:default-cell-style-name="ce9"/>
        <table:table-column table:style-name="co5" table:default-cell-style-name="ce9"/>
        <table:table-column table:style-name="co3" table:number-columns-repeated="1015" table:default-cell-style-name="ce9"/>
        <table:table-row table:style-name="ro1">
          <table:table-cell table:style-name="ce7" office:value-type="string" calcext:value-type="string">
            <text:p>dag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remark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ab</text:p>
          </table:table-cell>
          <table:table-cell table:style-name="ce7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breastfeeding</text:p>
          </table:table-cell>
          <table:table-cell office:value-type="string" calcext:value-type="string">
            <text:p>hs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e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readymad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a ready-made supermarket mea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ohort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thnicity_child</text:p>
          </table:table-cell>
          <table:table-cell office:value-type="string" calcext:value-type="string">
            <text:p>h_ethnicity_c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African, Asian, Caucasian, Native_American, Other, Pakistani, White_not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_folicAcid_preg</text:p>
          </table:table-cell>
          <table:table-cell office:value-type="string" calcext:value-type="string">
            <text:p>h_folic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olic acid supplementation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2">
          <table:table-cell table:number-columns-repeated="1024"/>
        </table:table-row>
        <table:table-row table:style-name="ro2" table:number-rows-repeated="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59:Sheet1.F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time-style style:name="N142">
      <number:hours/>
      <number:text>:</number:text>
      <number:minutes number:style="long"/>
    </number:tim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">
      <number:number number:decimal-places="1" number:min-decimal-places="1"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</number:date-style>
    <number:time-style style:name="N123"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4">
      <number:day/>
      <number:text>-</number:text>
      <number:month number:textual="true"/>
      <number:text>-</number:text>
      <number:year/>
    </number:date-style>
    <number:date-style style:name="N137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6">
      <number:day/>
      <number:text>-</number:text>
      <number:month number:textual="true"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time-style style:name="N132">
      <number:minutes number:style="long"/>
      <number:text>:</number:text>
      <number:seconds number:style="long" number:decimal-places="1"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3.7.2$Linux_X86_64 LibreOffice_project/30$Build-2</meta:generator>
    <dc:date>2023-05-18T15:24:23.640822574</dc:date>
    <meta:editing-duration>P4DT13H2M6S</meta:editing-duration>
    <meta:editing-cycles>102</meta:editing-cycles>
    <meta:document-statistic meta:table-count="1" meta:cell-count="1241" meta:object-count="0"/>
  </office:meta>
</office:document-meta>
</file>